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3"/>Login Module:</text:p>
      <text:p text:style-name="Standard"/>
      <text:p text:style-name="Standard">1)Validation not working. <text:s/><text:span text:style-name="T1">done</text:span></text:p>
      <text:p text:style-name="Standard">2)Remember me functionality implementation not done</text:p>
      <text:p text:style-name="Standard">3)Forms Authentication not done.</text:p>
      <text:p text:style-name="Standard">4)Login with FB and Google not done.(*)</text:p>
      <text:p text:style-name="Standard">5)* symbols on labels for mandatory fields.</text:p>
      <text:p text:style-name="Standard">6)Error message alignment. Show in red font.</text:p>
      <text:p text:style-name="Standard"/>
      <text:p text:style-name="Standard">7)Register button not redirecting to register page because login validation were applied on submit.</text:p>
      <text:p text:style-name="Standard">8)bundling and minification</text:p>
      <text:p text:style-name="Standard">9)error messages are not showing in register page.</text:p>
      <text:p text:style-name="Standard">10)post ad functionality not work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drasena reddy gunreddy</meta:initial-creator>
    <meta:creation-date>2016-05-25T16:25:09.75</meta:creation-date>
    <dc:date>2016-05-25T16:52:22.38</dc:date>
    <dc:creator>indrasena reddy gunreddy</dc:creator>
    <meta:editing-duration>PT27M1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1" meta:word-count="67" meta:character-count="469"/>
  </office:meta>
</office:document-meta>
</file>